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c3405ff0-8fa3-4ed4-bf70-5f57ca916be4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12339b36-cda1-47a7-8419-33a43b45220e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c096b9ed-b5c5-4d84-aff9-dd29d7fb87fd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8d002903-f54e-462b-a655-eeb709f8e20a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e765f3d2-19d2-4122-919c-deb658cff840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d201f180-2502-475a-b530-1766b0a597b5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019c1d18-a5f6-4bbe-8c39-af3c5757e4f2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Analysen erstellen von Sozialisation, Erziehung und Bildung, Erstellen von Lernstrategien, 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